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Standard">
      <style:paragraph-properties fo:margin-left="0cm" fo:margin-right="0cm" fo:text-indent="0cm" style:auto-text-indent="false"/>
      <style:text-properties style:font-name="monospace" officeooo:paragraph-rsid="00093230"/>
    </style:style>
    <style:style style:name="P2" style:family="paragraph" style:parent-style-name="Standard">
      <style:paragraph-properties fo:margin-left="0cm" fo:margin-right="0cm" fo:text-indent="0cm" style:auto-text-indent="false"/>
      <style:text-properties style:font-name="monospace" officeooo:paragraph-rsid="00072b9a"/>
    </style:style>
    <style:style style:name="P3" style:family="paragraph" style:parent-style-name="Standard">
      <style:paragraph-properties fo:margin-left="0cm" fo:margin-right="0cm" fo:text-indent="0cm" style:auto-text-indent="false" fo:break-before="page"/>
      <style:text-properties style:font-name="monospace" officeooo:paragraph-rsid="00072b9a"/>
    </style:style>
    <style:style style:name="T1" style:family="text">
      <style:text-properties fo:color="#000000" loext:opacity="100%" officeooo:rsid="00072b9a" fo:background-color="#ffffff" loext:char-shading-value="0"/>
    </style:style>
    <style:style style:name="T2" style:family="text">
      <style:text-properties fo:color="#000000" loext:opacity="100%"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I generated sample text for testing. “Give me a sample text about water birds. Make it 10 paragraphs. Add some number facts.”)</text:span><text:span text:style-name="T2">  </text:span><text:line-break/><text:line-break/></text:p>
      <text:p text:style-name="P2"><text:span text:style-name="T2"/></text:p>
      <text:p text:style-name="P2"><text:span text:style-name="T2"/></text:p>
      <text:p text:style-name="P3"><text:span text:style-name="T2">**Water Birds: A Fascinating World of Adaptation and Diversity**   </text:span><text:line-break/><text:line-break/>Water birds are among the most diverse and captivating groups in the animal kingdom, encompassing over **300 species** that thrive in aquatic environments. From the marshy wetlands to the open oceans,  <text:line-break/>these birds have evolved remarkable adaptations to exploit their habitats. Their presence is vital for maintaining ecological balance, as they play key roles in controlling fish populations, pollinating  <text:line-break/>plants, and serving as indicators of environmental health.   <text:line-break/><text:line-break/>One of the most striking features of water birds is their **specialized beaks**, which vary widely depending on their diet and feeding habits. For example, the **Eurasian Spoonbill** has a uniquely  <text:line-break/>curved, spoon-shaped beak that it uses to sweep through shallow waters, filtering small fish and invertebrates. In contrast, the **Great Blue Heron** boasts a long, sharp beak perfect for snatching prey  <text:line-break/>from the water’s surface. These adaptations highlight the evolutionary ingenuity of water birds, enabling them to thrive in their environments.   <text:line-break/><text:line-break/>Water birds are also masters of flight, with **wing spans ranging from just 2 feet** in the tiny **Little Egret** to over **6 feet** in the **Great Egret**. Their lightweight, hollow bones and strong  <text:line-break/>flight muscles allow them to glide effortlessly over water. Interestingly, some species, like the **White Pelican**, can carry up to **4 liters of water** in their pouch-like throat, aiding in diving and  <text:line-break/>catching fish. This ability to store water is a unique adaptation that sets them apart from other birds.   <text:line-break/><text:line-break/>The **migration patterns** of water birds are nothing short of extraordinary. The **Arctic Tern**, for instance, travels an annual round-trip distance of **25,000 miles**, migrating from the Arctic to the  <text:line-break/>Antarctic and back. This journey, which can take up to 10 months, is fueled by their incredible endurance and navigational skills. Such migrations are not only awe-inspiring but also critical for  <text:line-break/>maintaining global ecosystems by redistributing nutrients and supporting food chains.   <text:line-break/><text:line-break/>Feeding behaviors in water birds are as varied as their habitats. While many are opportunistic feeders, others have highly specialized diets. The **Black-necked Stilt**, for example, uses its  <text:line-break/>**12-inch-long legs** to wade through shallow waters, pecking at insects and crustaceans. Meanwhile, the **Duck** family includes species like the **Mallard**, which can dive up to **20 feet** to forage  <text:line-break/><text:soft-page-break/>underwater. These behaviors demonstrate the incredible adaptability of water birds to different food sources.   <text:line-break/><text:line-break/>Breeding and nesting habits of water birds are equally fascinating. Many species construct nests in wetland areas, often using vegetation to create floating platforms or elevated structures. The **Snowy  <text:line-break/>Egret**, for instance, builds its nest on tall reeds or mangroves, with a **plumage length of up to 18 inches** during breeding season. These nests are not only safe from predators but also provide a  <text:line-break/>stable environment for their eggs and chicks. Some species, like the **Great Cormorant**, even build nests on cliffs or trees near water bodies, showcasing their versatility.   <text:line-break/><text:line-break/>Conservation efforts for water birds are crucial, as habitat loss and pollution threaten their survival. Wetlands, which are essential for many species, have declined by **over 50%** in some regions due  <text:line-break/>to human activity. The **International Waterfowl and Wetlands Preservation** (IWRB) works to protect these habitats, with initiatives like the **RAMSAR Convention** designating over **2 million square  <text:line-break/>kilometers** of wetlands as protected areas. These efforts are vital for preserving the delicate balance of aquatic ecosystems.   <text:line-break/><text:line-break/>Water birds also hold significant cultural and symbolic meanings across the world. In many cultures, they are associated with purity, renewal, and the connection between land and water. For example, the  <text:line-break/>**Flamingo** is a symbol of love and passion in some regions, while the **Heron** often represents wisdom and patience. These cultural ties highlight the deep relationship between humans and water birds,  <text:line-break/>which has been celebrated in art, literature, and mythology for centuries.   <text:line-break/><text:line-break/>Climate change poses a growing threat to water birds, as rising sea levels and shifting temperatures disrupt their habitats. The **Black-necked Stilt**, for instance, relies on seasonal wetlands that are  <text:line-break/>becoming increasingly unpredictable due to climate fluctuations. However, some species are showing resilience, such as the **Great Blue Heron**, which can adapt to different environments by altering its  <text:line-break/>foraging behavior. Conservation strategies must address these challenges to ensure the survival of these iconic birds.   <text:line-break/><text:line-break/>In conclusion, water birds are a testament to nature’s adaptability and beauty. Their diverse species, from the tiny **Little Egret** to the majestic **Great Egret**, play essential roles in their  <text:line-break/><text:soft-page-break/>ecosystems. With over **300 species** and unique adaptations like specialized beaks, migratory feats, and nesting strategies, they continue to inspire awe and curiosity. Protecting these birds and their  <text:line-break/>habitats is not just a conservation effort—it’s a way to preserve the intricate web of life that sustains our planet. As we marvel at their grace and resilience, we are reminded of the importance of  <text:line-break/>safeguarding the natural world for future generations.<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22:18.661008317</meta:creation-date>
    <dc:date>2025-05-22T17:39:43.218536605</dc:date>
    <meta:editing-duration>PT17M24S</meta:editing-duration>
    <meta:editing-cycles>4</meta:editing-cycles>
    <meta:generator>LibreOffice/24.8.0.3$Linux_X86_64 LibreOffice_project/480$Build-3</meta:generator>
    <meta:print-date>2025-05-22T17:38:51.230155378</meta:print-date>
    <meta:printed-by>PDF files</meta:printed-by>
    <meta:document-statistic meta:table-count="0" meta:image-count="0" meta:object-count="0" meta:page-count="4" meta:paragraph-count="2" meta:word-count="820" meta:character-count="5560" meta:non-whitespace-character-count="4656"/>
  </office:meta>
</office:document-meta>
</file>